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Lucida Grande" svg:font-family="'Lucida Grande'"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style:font-name-complex="Lucida Grande"/>
    </style:style>
    <style:style style:name="P3" style:family="paragraph" style:parent-style-name="Standard">
      <style:paragraph-properties fo:orphans="0" fo:widows="0"/>
      <style:text-properties fo:color="#000000" style:font-name="Helvetica"/>
    </style:style>
    <style:style style:name="P4" style:family="paragraph" style:parent-style-name="Standard">
      <style:text-properties fo:color="#000000" style:font-name="Helvetica" style:font-name-complex="Lucida Grande"/>
    </style:style>
    <style:style style:name="P5" style:family="paragraph" style:parent-style-name="Standard">
      <style:paragraph-properties fo:orphans="0" fo:widows="0"/>
      <style:text-properties fo:color="#000000" style:font-name="Helvetica" style:font-name-complex="Lucida Grande"/>
    </style:style>
    <style:style style:name="P6" style:family="paragraph" style:parent-style-name="Standard">
      <style:paragraph-properties fo:orphans="0" fo:widows="0"/>
      <style:text-properties fo:color="#000000" style:font-name="Helvetica" fo:font-style="italic" style:font-style-asian="italic" style:font-name-complex="Lucida Grande"/>
    </style:style>
    <style:style style:name="P7" style:family="paragraph" style:parent-style-name="Standard">
      <style:text-properties fo:color="#000000" style:font-name="Helvetica" style:font-name-asian="Times New Roman" style:font-name-complex="Times New Roman"/>
    </style:style>
    <style:style style:name="P8" style:family="paragraph" style:parent-style-name="Standard">
      <style:paragraph-properties fo:orphans="0" fo:widows="0"/>
      <style:text-properties fo:color="#000000" style:font-name="Helvetica" style:font-name-asian="Times New Roman" style:font-name-complex="Times New Roman"/>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orphans="0" fo:widows="0" fo:text-indent="0in" style:auto-text-indent="false"/>
    </style:style>
    <style:style style:name="P11" style:family="paragraph" style:parent-style-name="List_20_Paragraph">
      <style:text-properties style:font-name="Helvetica"/>
    </style:style>
    <style:style style:name="P12" style:family="paragraph" style:parent-style-name="List_20_Paragraph">
      <style:paragraph-properties fo:orphans="0" fo:widows="0"/>
    </style:style>
    <style:style style:name="P13" style:family="paragraph" style:parent-style-name="List_20_Paragraph">
      <style:paragraph-properties fo:orphans="0" fo:widows="0"/>
      <style:text-properties fo:color="#000000" style:font-name="Helvetica" style:font-name-complex="Lucida Grande"/>
    </style:style>
    <style:style style:name="P14" style:family="paragraph" style:parent-style-name="List_20_Paragraph">
      <style:paragraph-properties fo:margin-left="0.75in" fo:margin-right="0in" fo:text-indent="0in" style:auto-text-indent="false"/>
      <style:text-properties style:font-name="Helvetica"/>
    </style:style>
    <style:style style:name="P15" style:family="paragraph" style:parent-style-name="List_20_Paragraph">
      <style:paragraph-properties fo:margin-left="0.5in" fo:margin-right="0in" fo:orphans="0" fo:widows="0" fo:text-indent="0.5in" style:auto-text-indent="false"/>
      <style:text-properties fo:color="#000000" style:font-name="Helvetica" style:font-name-complex="Lucida Grande"/>
    </style:style>
    <style:style style:name="P16" style:family="paragraph" style:parent-style-name="Standard" style:master-page-name="Standard">
      <style:paragraph-properties style:page-number="auto"/>
      <style:text-properties style:font-name="Helvetica" fo:font-size="14pt" style:text-underline-style="solid" style:text-underline-width="auto" style:text-underline-color="font-color" fo:font-weight="bold" style:font-size-asian="14pt" style:font-weight-asian="bold" style:font-size-complex="14pt"/>
    </style:style>
    <style:style style:name="P17" style:family="paragraph" style:parent-style-name="Standard">
      <style:text-properties style:font-name="Helvetica" fo:font-weight="bold" style:font-weight-asian="bold"/>
    </style:style>
    <style:style style:name="P18" style:family="paragraph" style:parent-style-name="Standard">
      <style:text-properties style:font-name="Helvetica" style:text-underline-style="solid" style:text-underline-width="auto" style:text-underline-color="font-color"/>
    </style:style>
    <style:style style:name="P19" style:family="paragraph" style:parent-style-name="Standard">
      <style:text-properties style:font-name="Helvetica" fo:font-size="14pt" style:text-underline-style="solid" style:text-underline-width="auto" style:text-underline-color="font-color" fo:font-weight="bold" style:font-size-asian="14pt" style:font-weight-asian="bold" style:font-size-complex="14pt"/>
    </style:style>
    <style:style style:name="P20" style:family="paragraph" style:parent-style-name="Standard">
      <style:paragraph-properties fo:orphans="0" fo:widows="0"/>
      <style:text-properties fo:color="#000000" style:font-name="Helvetica" fo:font-size="14pt" style:text-underline-style="solid" style:text-underline-width="auto" style:text-underline-color="font-color" fo:font-weight="bold" style:font-size-asian="14pt" style:font-weight-asian="bold" style:font-name-complex="Lucida Grande" style:font-size-complex="14pt"/>
    </style:style>
    <style:style style:name="P21" style:family="paragraph" style:parent-style-name="Standard">
      <style:text-properties fo:color="#000000" style:font-name="Helvetica" style:font-name-asian="Times New Roman" style:font-name-complex="Times New Roman"/>
    </style:style>
    <style:style style:name="P22" style:family="paragraph" style:parent-style-name="Standard">
      <style:paragraph-properties fo:margin-left="0in" fo:margin-right="0in" fo:text-indent="0.5in" style:auto-text-indent="false"/>
      <style:text-properties fo:color="#000000" style:font-name="Helvetica" fo:font-style="italic" style:font-style-asian="italic" style:font-name-complex="Lucida Grande"/>
    </style:style>
    <style:style style:name="P23" style:family="paragraph" style:parent-style-name="Standard">
      <style:paragraph-properties fo:margin-left="0in" fo:margin-right="0in" fo:orphans="0" fo:widows="0" fo:text-indent="0.5in" style:auto-text-indent="false"/>
      <style:text-properties fo:color="#000000" style:font-name="Helvetica" fo:font-style="italic" style:font-style-asian="italic" style:font-name-complex="Lucida Grande"/>
    </style:style>
    <style:style style:name="P24" style:family="paragraph" style:parent-style-name="Standard">
      <style:paragraph-properties fo:margin-left="0in" fo:margin-right="0in" fo:text-indent="0.5in" style:auto-text-indent="false"/>
      <style:text-properties fo:color="#000000" style:font-name="Helvetica" style:font-name-complex="Lucida Grande"/>
    </style:style>
    <style:style style:name="P25" style:family="paragraph" style:parent-style-name="Standard">
      <style:paragraph-properties fo:margin-left="0in" fo:margin-right="0in" fo:text-indent="0.5in" style:auto-text-indent="false"/>
      <style:text-properties fo:color="#000000" style:font-name="Helvetica" fo:background-color="#ffff00" style:font-name-complex="Lucida Grande"/>
    </style:style>
    <style:style style:name="P26" style:family="paragraph" style:parent-style-name="Standard">
      <style:paragraph-properties fo:margin-left="0.5in" fo:margin-right="0in" fo:orphans="0" fo:widows="0" fo:text-indent="0in" style:auto-text-indent="false"/>
      <style:text-properties fo:color="#000000" style:font-name="Helvetica" style:font-name-complex="Lucida Grande"/>
    </style:style>
    <style:style style:name="P27" style:family="paragraph" style:parent-style-name="List_20_Paragraph">
      <style:text-properties style:font-name="Helvetica"/>
    </style:style>
    <style:style style:name="P28" style:family="paragraph" style:parent-style-name="List_20_Paragraph" style:list-style-name="WWNum5">
      <style:text-properties style:font-name="Helvetica"/>
    </style:style>
    <style:style style:name="P29" style:family="paragraph" style:parent-style-name="List_20_Paragraph" style:list-style-name="WWNum6">
      <style:text-properties style:font-name="Helvetica" style:text-underline-style="solid" style:text-underline-width="auto" style:text-underline-color="font-color" fo:font-weight="bold" style:font-weight-asian="bold"/>
    </style:style>
    <style:style style:name="P30" style:family="paragraph" style:parent-style-name="List_20_Paragraph" style:list-style-name="WWNum7">
      <style:text-properties style:font-name="Helvetica"/>
    </style:style>
    <style:style style:name="P31" style:family="paragraph" style:parent-style-name="List_20_Paragraph" style:list-style-name="WWNum11">
      <style:text-properties style:font-name="Helvetica"/>
    </style:style>
    <style:style style:name="P32" style:family="paragraph" style:parent-style-name="List_20_Paragraph">
      <style:text-properties style:font-name="Helvetica" fo:font-size="14pt" fo:font-weight="bold" style:font-size-asian="14pt" style:font-weight-asian="bold" style:font-size-complex="14pt"/>
    </style:style>
    <style:style style:name="P33" style:family="paragraph" style:parent-style-name="List_20_Paragraph">
      <style:text-properties style:font-name="Helvetica" fo:font-weight="bold" style:font-weight-asian="bold"/>
    </style:style>
    <style:style style:name="P34" style:family="paragraph" style:parent-style-name="List_20_Paragraph" style:list-style-name="WWNum9"/>
    <style:style style:name="P35" style:family="paragraph" style:parent-style-name="List_20_Paragraph">
      <style:text-properties fo:color="#000000" style:font-name="Helvetica"/>
    </style:style>
    <style:style style:name="P36" style:family="paragraph" style:parent-style-name="List_20_Paragraph">
      <style:paragraph-properties fo:orphans="0" fo:widows="0"/>
      <style:text-properties fo:color="#000000" style:font-name="Helvetica"/>
    </style:style>
    <style:style style:name="P37" style:family="paragraph" style:parent-style-name="List_20_Paragraph">
      <style:paragraph-properties fo:orphans="0" fo:widows="0"/>
      <style:text-properties fo:color="#000000" style:font-name="Helvetica" style:font-name-complex="Lucida Grande"/>
    </style:style>
    <style:style style:name="P38" style:family="paragraph" style:parent-style-name="List_20_Paragraph" style:list-style-name="WWNum10">
      <style:paragraph-properties fo:orphans="0" fo:widows="0"/>
      <style:text-properties fo:color="#000000" style:font-name="Helvetica" style:font-name-complex="Lucida Grande"/>
    </style:style>
    <style:style style:name="P39" style:family="paragraph" style:parent-style-name="List_20_Paragraph">
      <style:paragraph-properties fo:orphans="0" fo:widows="0"/>
      <style:text-properties fo:color="#000000" style:font-name="Helvetica" fo:font-style="italic" style:font-style-asian="italic" style:font-name-complex="Lucida Grande"/>
    </style:style>
    <style:style style:name="P40" style:family="paragraph" style:parent-style-name="List_20_Paragraph" style:list-style-name="WWNum9">
      <style:paragraph-properties fo:orphans="0" fo:widows="0"/>
      <style:text-properties fo:color="#000000" style:font-name="Helvetica" fo:font-style="italic" style:font-style-asian="italic" style:font-name-complex="Lucida Grande"/>
    </style:style>
    <style:style style:name="P41" style:family="paragraph" style:parent-style-name="List_20_Paragraph" style:list-style-name="WWNum9">
      <style:text-properties fo:color="#000000" style:font-name="Helvetica" fo:font-style="italic" style:font-name-asian="Times New Roman" style:font-style-asian="italic" style:font-name-complex="Times New Roman"/>
    </style:style>
    <style:style style:name="P42" style:family="paragraph" style:parent-style-name="List_20_Paragraph">
      <style:text-properties fo:color="#000000" style:font-name="Helvetica" style:font-name-asian="Times New Roman" style:font-name-complex="Times New Roman"/>
    </style:style>
    <style:style style:name="P43" style:family="paragraph" style:parent-style-name="List_20_Paragraph">
      <style:paragraph-properties fo:orphans="0" fo:widows="0"/>
      <style:text-properties fo:color="#000000" style:font-name="Helvetica" fo:background-color="#ffff00" style:font-name-complex="Lucida Grande"/>
    </style:style>
    <style:style style:name="P44" style:family="paragraph" style:parent-style-name="List_20_Paragraph" style:list-style-name="WWNum9">
      <style:paragraph-properties fo:orphans="0" fo:widows="0"/>
    </style:style>
    <style:style style:name="P45" style:family="paragraph" style:parent-style-name="List_20_Paragraph">
      <style:paragraph-properties fo:margin-left="0.75in" fo:margin-right="0in" fo:text-indent="0in" style:auto-text-indent="false"/>
      <style:text-properties style:font-name="Helvetica"/>
    </style:style>
    <style:style style:name="P46" style:family="paragraph" style:parent-style-name="List_20_Paragraph">
      <style:paragraph-properties fo:margin-left="0.5in" fo:margin-right="0in" fo:orphans="0" fo:widows="0" fo:text-indent="0.5in" style:auto-text-indent="false"/>
      <style:text-properties fo:color="#000000" style:font-name="Helvetica" style:font-name-complex="Lucida Grande"/>
    </style:style>
    <style:style style:name="P47" style:family="paragraph" style:parent-style-name="List_20_Paragraph">
      <style:paragraph-properties fo:margin-left="0in" fo:margin-right="0in" fo:text-indent="0in" style:auto-text-indent="false"/>
      <style:text-properties style:font-name="Helvetica"/>
    </style:style>
    <style:style style:name="P48" style:family="paragraph" style:parent-style-name="List_20_Paragraph">
      <style:paragraph-properties fo:margin-left="0.5in" fo:margin-right="0in" fo:text-indent="0in" style:auto-text-indent="false"/>
      <style:text-properties style:font-name="Helvetica" fo:background-color="#ffff00"/>
    </style:style>
    <style:style style:name="T1" style:family="text">
      <style:text-properties style:font-name="Helvetica"/>
    </style:style>
    <style:style style:name="T2" style:family="text">
      <style:text-properties style:font-name="Helvetica" style:font-name-complex="Lucida Grande"/>
    </style:style>
    <style:style style:name="T3" style:family="text">
      <style:text-properties fo:color="#000000" style:font-name="Helvetica"/>
    </style:style>
    <style:style style:name="T4" style:family="text">
      <style:text-properties fo:color="#000000" style:font-name="Helvetica" style:font-name-complex="Lucida Grande"/>
    </style:style>
    <style:style style:name="T5" style:family="text">
      <style:text-properties fo:color="#000000" style:font-name="Helvetica" fo:font-weight="bold" style:font-weight-asian="bold" style:font-name-complex="Lucida Grande"/>
    </style:style>
    <style:style style:name="T6" style:family="text">
      <style:text-properties fo:color="#000000" style:font-name="Helvetica" fo:font-weight="bold" style:font-name-asian="Times New Roman" style:font-weight-asian="bold" style:font-name-complex="Times New Roman"/>
    </style:style>
    <style:style style:name="T7" style:family="text">
      <style:text-properties fo:color="#000000" style:font-name="Helvetica" fo:font-style="italic" style:font-style-asian="italic" style:font-name-complex="Lucida Grande"/>
    </style:style>
    <style:style style:name="T8" style:family="text">
      <style:text-properties fo:color="#000000" style:font-name="Helvetica" style:font-name-asian="Times New Roman" style:font-name-complex="Times New Roman"/>
    </style:style>
    <style:style style:name="T9"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ject 1: How to measure telomere size in 3D?- Does KD of shelterins affect telomere size/compaction?</text:p>
      <text:p text:style-name="P1"/>
      <text:p text:style-name="P17">1. What we have done so far (status: December 2014):</text:p>
      <text:p text:style-name="P1"/>
      <text:p text:style-name="P18">Setup of the method:</text:p>
      <text:list xml:id="list1735306139" text:style-name="WWNum5">
        <text:list-item>
          <text:p text:style-name="P28">Comparison and compaction of telomere sizes with STORM of Hela S and L (not transfected):</text:p>
        </text:list-item>
      </text:list>
      <text:p text:style-name="P11">3 slides à 15 pictures each; will be compared to the Hela S and Hela L transfected with pSuper (10 different experiments à 15 pics each)</text:p>
      <text:p text:style-name="P11"> telomere size determination with this method is reliable (giving always the same results)</text:p>
      <text:list xml:id="list1015662366" text:continue-numbering="true" text:style-name="WWNum5">
        <text:list-item>
          <text:p text:style-name="P28">Telomere length determination of Hela S and L using Southern Blot:</text:p>
        </text:list-item>
      </text:list>
      <text:p text:style-name="P11">Comparison of sizes, distribution and ratio (S/L) we got by STORM with the ones on Southern Blot</text:p>
      <text:list xml:id="list1774191819" text:continue-numbering="true" text:style-name="WWNum5">
        <text:list-item>
          <text:p text:style-name="P28">Tested usage of activation laser 405nm to increase blinking efficiency:</text:p>
        </text:list-item>
      </text:list>
      <text:p text:style-name="P11">Using activation laser did not change the results, i.e. telomere size are the same</text:p>
      <text:list xml:id="list2096360868" text:continue-numbering="true" text:style-name="WWNum5">
        <text:list-item>
          <text:p text:style-name="P28">Tested taking 30000 frames instead of 10000 frames in order to get max. of blinks:</text:p>
        </text:list-item>
      </text:list>
      <text:p text:style-name="List_20_Paragraph"><text:span text:style-name="T1">did not change the result, i.e. telomere sizes are the same</text:span></text:p>
      <text:list xml:id="list1503343267" text:continue-numbering="true" text:style-name="WWNum5">
        <text:list-item>
          <text:p text:style-name="P28">Comparison of determination of telomere size when doing FISH and TRF1 IF in STORM in Hela L:</text:p>
        </text:list-item>
      </text:list>
      <text:p text:style-name="P11">TRF1 IF telomere sizes are much smaller than FISH-stained telomeres</text:p>
      <text:p text:style-name="List_20_Paragraph"><text:span text:style-name="T1">staining problem? </text:span></text:p>
      <text:p text:style-name="P1"/>
      <text:p text:style-name="P18">Does KD of shelterins affect telomere size/compaction by STORM?</text:p>
      <text:list xml:id="list2126034028" text:continue-numbering="true" text:style-name="WWNum5">
        <text:list-item>
          <text:p text:style-name="P28">Telomere size determination by STORM analysis of KD of TRF1, TRF2, TRF1/2 in Hela S and L (5 days selection):</text:p>
        </text:list-item>
      </text:list>
      <text:p text:style-name="List_20_Paragraph"><text:span text:style-name="T1">in Hela S: TRF2 KD: smaller telomeres; TRF1 KD: bigger telomeres; TRF1/2 KD: as control</text:span></text:p>
      <text:p text:style-name="List_20_Paragraph"><text:span text:style-name="T1">in Hela L: TRF2 KD: tiny bit smaller; TRF1 KD: bigger telomeres; TRF1/2 KD: tiny bit smaller</text:span></text:p>
      <text:p text:style-name="List_20_Paragraph"><text:span text:style-name="T1"> Hela S and L behave differently as seen for SmchD1 presence in TRF2 KD</text:span></text:p>
      <text:list xml:id="list1524128310" text:continue-numbering="true" text:style-name="WWNum5">
        <text:list-item>
          <text:p text:style-name="P28">Telomere size analysis by Southern Blot of KD of TRF1, TRF2, TRF1/2 in Hela S and L (5 days selection):</text:p>
        </text:list-item>
      </text:list>
      <text:p text:style-name="List_20_Paragraph"><text:span text:style-name="T1">compare what results from Southern with the STORM results</text:span></text:p>
      <text:p text:style-name="P1"/>
      <text:p text:style-name="P11"/>
      <text:p text:style-name="P17">2. What we need to do:</text:p>
      <text:p text:style-name="P1"/>
      <text:list xml:id="list78966597" text:style-name="WWNum6">
        <text:list-item>
          <text:p text:style-name="P29">Kyle:</text:p>
        </text:list-item>
      </text:list>
      <text:list xml:id="list751788698" text:style-name="WWNum7">
        <text:list-item>
          <text:p text:style-name="P30">compare telomere size, distribution and ratio of Southern blot data with STORM data of Hela S and L</text:p>
        </text:list-item>
        <text:list-item>
          <text:p text:style-name="P30">determine and compare chromatin compaction (persistence length and packing ratio) for Hela S and L</text:p>
        </text:list-item>
      </text:list>
      <text:p text:style-name="P14">does telomere compaction change with size?</text:p>
      <text:list xml:id="list1560844483" text:continue-numbering="true" text:style-name="WWNum7">
        <text:list-item>
          <text:p text:style-name="P30"><text:soft-page-break/>Compare the compaction/bending of telomeres with other chromatin compaction models</text:p>
        </text:list-item>
      </text:list>
      <text:p text:style-name="P14">on a scale from 0 (not compacted) to 1 (full compacted) where do the telomeres belong?</text:p>
      <text:p text:style-name="P14">how much compacted telomere stretch before it could bend? </text:p>
      <text:list xml:id="list1842927460" text:continue-numbering="true" text:style-name="WWNum7">
        <text:list-item>
          <text:p text:style-name="P30">Analyse data of TRF1, TRF2, TRF1/2 KD in Hela S and L (all 5 experiments)</text:p>
        </text:list-item>
      </text:list>
      <text:p text:style-name="P14">Does KD of shelterin components affect telomere size?</text:p>
      <text:p text:style-name="P14">Does KD of shelterin components affect telomere compaction/bending?</text:p>
      <text:list xml:id="list1410090048" text:continue-numbering="true" text:style-name="WWNum7">
        <text:list-item>
          <text:p text:style-name="P30">Compare telomere length and distribution by Southern Blot <text:s/>and STORM in TRF1, TRF2, TRF1/2 KD in Hela S and L</text:p>
        </text:list-item>
      </text:list>
      <text:p text:style-name="P14">we need to discuss if we only look at the shelterin KD in Hela S (for STORM, Southern and ChIP!)</text:p>
      <text:p text:style-name="P47"/>
      <text:p text:style-name="P48">6. Understand why volume and Rg sometimes behave in the opposite sense. See for example the pooled double knockdown TRF1/TRF2 data and the 21-10-2014 pSuper. - kmd</text:p>
      <text:p text:style-name="P14"/>
      <text:p text:style-name="P14"/>
      <text:p text:style-name="P1"/>
      <text:p text:style-name="P1"/>
      <text:list xml:id="list1614024547" text:continue-list="list78966597" text:style-name="WWNum6">
        <text:list-item>
          <text:p text:style-name="P29">Us:</text:p>
        </text:list-item>
      </text:list>
      <text:list xml:id="list690890370" text:style-name="WWNum11">
        <text:list-item>
          <text:p text:style-name="P31">Do heterochromatin ChIP (H3, H3K9me, me2, me3, IgG) in TRF1, TRF2, TRF1/2 KD in Hela S:</text:p>
        </text:list-item>
      </text:list>
      <text:p text:style-name="P14">TRF2 KD increases H3K9me3 in Hela S (not in Hela L) and shows smaller telomeres</text:p>
      <text:p text:style-name="P14">does TRF1 KD show less heterochromatin marks = bigger telomere size?</text:p>
      <text:p text:style-name="P14">= is there a correlation between histone marks and physical size of the telomere?</text:p>
      <text:list xml:id="list2141494619" text:continue-numbering="true" text:style-name="WWNum11">
        <text:list-item>
          <text:p text:style-name="P31">Do heterochromatin ChIP (H3K9me3, H4Ac, HP1, gH2AX, IgG) in Hela S and L:</text:p>
        </text:list-item>
      </text:list>
      <text:p text:style-name="P14">Are Hela S less compact because they have less H3K9me3 than Hela L?</text:p>
      <text:p text:style-name="P14"/>
      <text:p text:style-name="P1"/>
      <text:p text:style-name="P1"/>
      <text:p text:style-name="P1"/>
      <text:p text:style-name="P11"/>
      <text:p text:style-name="P11"/>
      <text:p text:style-name="P11"/>
      <text:p text:style-name="P11"/>
      <text:p text:style-name="P11"/>
      <text:p text:style-name="P11"/>
      <text:p text:style-name="P11"/>
      <text:p text:style-name="P11"/>
      <text:p text:style-name="P11"/>
      <text:p text:style-name="P11"/>
      <text:p text:style-name="P11"/>
      <text:p text:style-name="P1"/>
      <text:p text:style-name="P19">All STORM data given to Kyle:</text:p>
      <text:p text:style-name="P1"><text:soft-page-break/></text:p>
      <text:list xml:id="list2019208056" text:style-name="WWNum9">
        <text:list-item>
          <text:p text:style-name="P34"><text:span text:style-name="T5">18_06_2014_HelaS_L_KD_SmchD1 </text:span><text:span text:style-name="T7">(External hard drive B)</text:span></text:p>
        </text:list-item>
      </text:list>
      <text:p text:style-name="P36">1 slide/condition, for each condition 15 pics</text:p>
      <text:p text:style-name="P35">conditions: pSuper (mock control), pLVP041 (sh1-SmchD1), pLVP042 (sh2-SmchD1) in Hela S (short) and Hela L (long)</text:p>
      <text:p text:style-name="P11">This is the same transfection and staining experiment as 19_06_2014,</text:p>
      <text:p text:style-name="P11"/>
      <text:list xml:id="list1204179699" text:continue-numbering="true" text:style-name="WWNum9">
        <text:list-item>
          <text:p text:style-name="P44"><text:span text:style-name="T5">19_06_2014_HelaS_L_KD_SmchD1 </text:span><text:span text:style-name="T7">(External hard drive B)</text:span></text:p>
        </text:list-item>
      </text:list>
      <text:p text:style-name="P36">1 slide/condition, for each condition 15 pics</text:p>
      <text:p text:style-name="P36">conditions: pSuper (mock control), pLVP041 (sh1-SmchD1), pLVP042 (sh2-SmchD1) in Hela S (short) and Hela L (long)</text:p>
      <text:p text:style-name="P3"/>
      <text:list xml:id="list310969836" text:continue-numbering="true" text:style-name="WWNum9">
        <text:list-item>
          <text:p text:style-name="P44"><text:span text:style-name="T5">30_06_2014_HeLaS and L_SMCHD1_KD </text:span><text:span text:style-name="T7">(External hard drive B)</text:span></text:p>
        </text:list-item>
      </text:list>
      <text:p text:style-name="P36">2 slide/condition (same transfection), for each condition 15 pics</text:p>
      <text:p text:style-name="P36">conditions: pSuper (mock control), pLVP041 (sh1-SmchD1), pLVP042 (sh2-SmchD1) in Hela S (short) and Hela L (long)</text:p>
      <text:p text:style-name="P3"/>
      <text:list xml:id="list1864632890" text:continue-numbering="true" text:style-name="WWNum9">
        <text:list-item>
          <text:p text:style-name="P44"><text:span text:style-name="T5">11_08_2014_HelaS_L_TRF2_KD </text:span><text:span text:style-name="T7">(External hard drive C)</text:span></text:p>
        </text:list-item>
      </text:list>
      <text:p text:style-name="P12"><text:span text:style-name="T3">1 slide/condition, for each condition 15 pics</text:span><text:span text:style-name="T4"> </text:span></text:p>
      <text:p text:style-name="P12"><text:span text:style-name="T4">conditions: pSuper (mock control), </text:span><text:span text:style-name="T3">pLVP041 (sh1-SmchD1), pLVP042 (sh2-SmchD1),</text:span><text:span text:style-name="T4">TRF2-sh3 (TRF2 KD) in Hela S and Hela L.</text:span></text:p>
      <text:p text:style-name="P10"><text:span text:style-name="T4"></text:span><text:span text:style-name="T7">filtered molecule lists need to be analyzed (until now only unfiltered analyzed!)</text:span></text:p>
      <text:p text:style-name="P6"/>
      <text:list xml:id="list2030971733" text:continue-numbering="true" text:style-name="WWNum9">
        <text:list-item>
          <text:p text:style-name="P44"><text:span text:style-name="T5">20_08_2014_HelaS_L_TRF2_KD_30000_frames</text:span><text:span text:style-name="T4"> (given on the 11.09)</text:span></text:p>
        </text:list-item>
      </text:list>
      <text:p text:style-name="P12"><text:span text:style-name="T3">1 slide/condition, for each condition 15 pics</text:span><text:span text:style-name="T4"> </text:span></text:p>
      <text:p text:style-name="P13">conditions: pSuper (mock control), TRF2-sh3 (TRF2 KD) in Hela S and Hela L.</text:p>
      <text:p text:style-name="P13">Here 30000 frames were taken instead of 10000 frames.</text:p>
      <text:p text:style-name="P13">Mol lists are not filtered and filtered.</text:p>
      <text:p text:style-name="P13">This is in part the same transfection experiment as: 11_08_2014_HelaS_L_TRF2_KD (here 10000 frames taken). </text:p>
      <text:p text:style-name="P23">analyze filtered molecule lists</text:p>
      <text:p text:style-name="P3"/>
      <text:list xml:id="list327394451" text:continue-numbering="true" text:style-name="WWNum9">
        <text:list-item>
          <text:p text:style-name="P44"><text:span text:style-name="T5">13_08_2014_HelaS_L_TRF2_KD </text:span><text:span text:style-name="T7">(External hard drive B)</text:span></text:p>
        </text:list-item>
      </text:list>
      <text:p text:style-name="P12"><text:span text:style-name="T3">1 slide/condition, for each condition 15 pics</text:span><text:span text:style-name="T4"> </text:span></text:p>
      <text:p text:style-name="P12"><text:span text:style-name="T4">conditions: pSuper (mock control), </text:span><text:span text:style-name="T3">pLVP041 (sh1-SmchD1), pLVP042 (sh2-SmchD1),</text:span><text:span text:style-name="T4">TRF2-sh3 (TRF2 KD) in Hela S and Hela L.</text:span></text:p>
      <text:p text:style-name="P12"><text:span text:style-name="T4"></text:span><text:span text:style-name="T7">filtered molecule lists need to be analyzed (until now only unfiltered analyzed!)</text:span></text:p>
      <text:p text:style-name="P3"/>
      <text:list xml:id="list488179571" text:continue-numbering="true" text:style-name="WWNum9">
        <text:list-item>
          <text:p text:style-name="P44"><text:span text:style-name="T5">18_08_2014_HelaS_L_TRF2_KD </text:span><text:span text:style-name="T7">(External hard drive C)</text:span></text:p>
        </text:list-item>
      </text:list>
      <text:p text:style-name="P12"><text:span text:style-name="T3">1 slide/condition, for each condition 15 pics</text:span><text:span text:style-name="T4"> </text:span></text:p>
      <text:p text:style-name="P13">conditions: pSuper (mock control), TRF2-sh3 (TRF2 KD) in Hela S and Hela L.</text:p>
      <text:p text:style-name="P13">Here I used the 405 nm laser as additional activation laser!!!! </text:p>
      <text:p text:style-name="P13">Mol lists are not filtered and filtered.</text:p>
      <text:p text:style-name="P13"/>
      <text:p text:style-name="P13">This is in part the same transfection experiment as: 13_08_2014_HelaS_L_TRF2_KD (here no 405 laser was used in addition). The 18_08_2014 data needs to be compared <text:soft-page-break/>to pSuper and TRF2-sh3 conditions of the 13_08_2014 data.</text:p>
      <text:p text:style-name="P13">(question: does 405 nm activation laser change the results?)</text:p>
      <text:p text:style-name="P39">analyze filtered molecule lists</text:p>
      <text:p text:style-name="P5"/>
      <text:list xml:id="list395040716" text:continue-numbering="true" text:style-name="WWNum9">
        <text:list-item>
          <text:p text:style-name="P34"><text:span text:style-name="T6">24_08_2014_HeLaS_SmchD1_TRF2_doubleKD_FISH </text:span><text:span text:style-name="T4">(given on the 11.09)</text:span></text:p>
        </text:list-item>
      </text:list>
      <text:p text:style-name="P36">1 slide/condition, for each condition 15 pics</text:p>
      <text:p text:style-name="P13">conditions: pSuper (mock control), pLVP041 (sh1-SmchD1), pLVP042 (sh2-SmchD1), TRF2-sh3 (TRF2 KD), TRF2/041 (TRF2 and SmchD1 KD-sh1), TRF2/042 (TRF2 and SmchD1 KD-sh2) in Hela S</text:p>
      <text:p text:style-name="P8"/>
      <text:list xml:id="list239362323" text:continue-numbering="true" text:style-name="WWNum9">
        <text:list-item>
          <text:p text:style-name="P44"><text:span text:style-name="T5">27_08_2014_HelaS_SmchD1_Trf2_doubleKD_FISH </text:span><text:span text:style-name="T7">(External hard drive B)</text:span></text:p>
        </text:list-item>
      </text:list>
      <text:p text:style-name="P36">1 slide/condition, for each condition 15 pics</text:p>
      <text:p text:style-name="P13">conditions: pSuper (mock control), pLVP041 (sh1-SmchD1), pLVP042 (sh2-SmchD1), TRF2-sh3 (TRF2 KD), TRF2/041 (TRF2 and SmchD1 KD-sh1), TRF2/042 (TRF2 and SmchD1 KD-sh2) in Hela S</text:p>
      <text:p text:style-name="P5"/>
      <text:list xml:id="list38888896" text:continue-numbering="true" text:style-name="WWNum9">
        <text:list-item>
          <text:p text:style-name="P44"><text:span text:style-name="T5">29_08_2014_Hela_L_TRF1_IF </text:span><text:span text:style-name="T7">(External hard drive C)</text:span></text:p>
        </text:list-item>
      </text:list>
      <text:p text:style-name="P13">2 slides/ condition, 15 pictures/slide = 30 pictures for Hela L in TRF1 IF (immunofluorescence). </text:p>
      <text:p text:style-name="P13">conditions: dilution of TRF1 antibody (488, LG) as 1/1000 and 1/2000; Mol lists are filtered.</text:p>
      <text:p text:style-name="P13">This experiment needs to be compared to the FISH data of Hela L from experiment 12_06_2014_HelaS_L (question: are the telomere sizes and volume comparable between FISH and IF?)</text:p>
      <text:p text:style-name="P5"/>
      <text:list xml:id="list1229770576" text:continue-numbering="true" text:style-name="WWNum9">
        <text:list-item>
          <text:p text:style-name="P44"><text:span text:style-name="T5">08_09_2014_HelaS_L_TRF1_TRF2_KD_DAPI </text:span><text:span text:style-name="T7">(External hard drive C)</text:span></text:p>
        </text:list-item>
      </text:list>
      <text:p text:style-name="P12"><text:span text:style-name="T3">1 slide/condition, for each condition 8 pics</text:span><text:span text:style-name="T4"> </text:span></text:p>
      <text:p text:style-name="P13">conditions: pSuper (mock control), TRF2-sh3 (TRF2 KD), TRF1-sh1 (TRF1 KD), TRF2/TRF1 (double KD TRF1/2) in Hela S and Hela L.</text:p>
      <text:p text:style-name="P13">For this experiment 2 WF pictures were taken:</text:p>
      <text:list xml:id="list808264653" text:style-name="WWNum10">
        <text:list-item>
          <text:p text:style-name="P38">telomere Cy5</text:p>
        </text:list-item>
        <text:list-item>
          <text:p text:style-name="P38">nucleus DAPI</text:p>
        </text:list-item>
      </text:list>
      <text:p text:style-name="P26">to make sure that all the signals (telomeres) we get are in the nucleus.</text:p>
      <text:p text:style-name="P26">Would need to be compared to the data from 09_09_2014 (no DAPI staining: questions: does DAPI staining influence the STORM acquisition?</text:p>
      <text:p text:style-name="P5"/>
      <text:list xml:id="list1993088898" text:continue-list="list1229770576" text:style-name="WWNum9">
        <text:list-item>
          <text:p text:style-name="P44"><text:span text:style-name="T5">09_09_2014_HelaS_L_TRF1_TRF2_KD</text:span><text:span text:style-name="T4"> (given next week)</text:span></text:p>
        </text:list-item>
      </text:list>
      <text:p text:style-name="P12"><text:span text:style-name="T3">1 slide/condition, for each condition 15 pics</text:span><text:span text:style-name="T4"> </text:span></text:p>
      <text:p text:style-name="P13">conditions: pSuper (mock control), TRF2-sh3 (TRF2 KD), TRF1-sh1 (TRF1 KD), TRF2/TRF1 (double KD TRF1/2) in Hela S and Hela L.</text:p>
      <text:p text:style-name="P13">Same transfection experiment as 08_09_2014, but not stained for DAPI.</text:p>
      <text:p text:style-name="P5"/>
      <text:list xml:id="list1510440223" text:continue-numbering="true" text:style-name="WWNum9">
        <text:list-item>
          <text:p text:style-name="P44"><text:span text:style-name="T5">21_10_2014_HelaS_L_TRF1_TRF2_KD_FISH</text:span><text:span text:style-name="T4"> (disc C; given 27.10.14):</text:span></text:p>
        </text:list-item>
      </text:list>
      <text:p text:style-name="P12"><text:span text:style-name="T3">1 slide/condition, for each condition 15 pics</text:span><text:span text:style-name="T4"> </text:span></text:p>
      <text:p text:style-name="P13">conditions: pSuper (mock control), TRF2-sh3 (TRF2 KD), TRF1-sh1 (TRF1 KD), TRF2/TRF1 (double KD TRF1/2) in Hela S and Hela L. <text:span text:style-name="T9">(see following note)</text:span></text:p>
      <text:p text:style-name="P43"><text:soft-page-break/>I renamed the individual molecule lists from HelaL to HelaS and vice versa because they were erroneously switched at the time the data was taken. The jpeg images have not yet been renamed. -kmd</text:p>
      <text:p text:style-name="P5"/>
      <text:list xml:id="list392788075" text:continue-numbering="true" text:style-name="WWNum9">
        <text:list-item>
          <text:p text:style-name="P44"><text:span text:style-name="T5">05_11_2014_HelaS_L_TRF1_TRF2_KD_FISH</text:span><text:span text:style-name="T4"> (disc C; given 24.11.14): (hard drive C)</text:span></text:p>
        </text:list-item>
      </text:list>
      <text:p text:style-name="P12"><text:span text:style-name="T3">1 slide/condition, for each condition 15 pics</text:span><text:span text:style-name="T4"> </text:span></text:p>
      <text:p text:style-name="P13">conditions: pSuper (mock control), TRF2-sh3 (TRF2 KD), TRF1-sh1 (TRF1 KD), TRF2/TRF1 (double KD TRF1/2) in Hela S and Hela L.</text:p>
      <text:p text:style-name="P13"/>
      <text:list xml:id="list1324175425" text:continue-numbering="true" text:style-name="WWNum9">
        <text:list-item>
          <text:p text:style-name="P44"><text:span text:style-name="T5">17_11_2014_HelaS_L_TRF1_TRF2_KD_FISH</text:span><text:span text:style-name="T4"> (disc C; given 24.11.14): (hard drive C)</text:span></text:p>
        </text:list-item>
      </text:list>
      <text:p text:style-name="P12"><text:span text:style-name="T3">1 slide/condition, for each condition 15 pics</text:span><text:span text:style-name="T4"> </text:span></text:p>
      <text:p text:style-name="P13">conditions: pSuper (mock control), TRF2-sh3 (TRF2 KD), TRF1-sh1 (TRF1 KD), TRF2/TRF1 (double KD TRF1/2) in Hela S and Hela L.</text:p>
      <text:p text:style-name="P13"/>
      <text:list xml:id="list1348441520" text:continue-numbering="true" text:style-name="WWNum9">
        <text:list-item>
          <text:p text:style-name="P44"><text:span text:style-name="T5">06_11_2014_HelaS_SmchD1_Trf2_doubleKD_FISH </text:span><text:span text:style-name="T7">(External hard drive C)</text:span></text:p>
        </text:list-item>
      </text:list>
      <text:p text:style-name="P36">1 slide/condition, for each condition 15 pics</text:p>
      <text:p text:style-name="P13">conditions: pSuper (mock control), pLVP041 (sh1-SmchD1), pLVP042 (sh2-SmchD1), TRF2-sh3 (TRF2 KD), TRF2/041 (TRF2 and SmchD1 KD-sh1), TRF2/042 (TRF2 and SmchD1 KD-sh2) in Hela S</text:p>
      <text:p text:style-name="P5"/>
      <text:p text:style-name="P5"/>
      <text:p text:style-name="P5"/>
      <text:p text:style-name="P20">Final results:</text:p>
      <text:p text:style-name="P5"/>
      <text:list xml:id="list1883779947" text:continue-numbering="true" text:style-name="WWNum9">
        <text:list-item>
          <text:p text:style-name="P40">Experiment_1: For comparison of telomere FISH and TRF1 IF (immunofluorescence):</text:p>
        </text:list-item>
      </text:list>
      <text:p text:style-name="P13">Compare Hela L data from:</text:p>
      <text:p text:style-name="P13">12_06_2014_HelaS_L_FISH (compare only Hela L)</text:p>
      <text:p text:style-name="P13">with</text:p>
      <text:p text:style-name="P13">29_08_2014_Hela_L_TRF1_IF</text:p>
      <text:p text:style-name="P5"/>
      <text:list xml:id="list167609892" text:continue-numbering="true" text:style-name="WWNum9">
        <text:list-item>
          <text:p text:style-name="P40">Experiment_2: For setting up the method:</text:p>
        </text:list-item>
      </text:list>
      <text:p text:style-name="P13">1.<text:tab/>Does 405 nm activation laser change the results:</text:p>
      <text:p text:style-name="P15">compare Hela S and L data from:</text:p>
      <text:p text:style-name="P15">13_08_2014_HelaS_L_TRF2_KD (only pSuper and TRF2 KD)</text:p>
      <text:p text:style-name="P15">18_08_2014_HelaS_L_TRF2_KD</text:p>
      <text:p text:style-name="P15"/>
      <text:p text:style-name="P13">2.<text:tab/>Does acquisition of 30000 frames change the results:</text:p>
      <text:p text:style-name="P15">compare Hela S and L data from:</text:p>
      <text:p text:style-name="P15">11_08_2014_HelaS_L_TRF2_KD (only pSuper and TRF2 KD)</text:p>
      <text:p text:style-name="P15">11_08_2014_HelaS_L_TRF2_KD_30000_frames</text:p>
      <text:p text:style-name="P5"/>
      <text:p text:style-name="P5"/>
      <text:list xml:id="list539098460" text:continue-numbering="true" text:style-name="WWNum9">
        <text:list-item>
          <text:p text:style-name="P40">Experiment_3: For SmchD1 KD affect in Hela S and L:</text:p>
        </text:list-item>
      </text:list>
      <text:p text:style-name="P13">pool data from:</text:p>
      <text:p text:style-name="P13">18_06_2014_HelaS_L_KD_SmchD1</text:p>
      <text:p text:style-name="P13">19_06_2014_HelaS_L_KD_SmchD1</text:p>
      <text:p text:style-name="P13"><text:soft-page-break/>30_06_2014_HeLaS and L_SMCHD1_KD</text:p>
      <text:p text:style-name="P13">29_07_2014_HelaS_L_SmchD1_KD</text:p>
      <text:p text:style-name="P13">30_07_2014_HelaS_L_SmchD1_KD</text:p>
      <text:p text:style-name="P13">11_08_2014_HelaS_L_TRF2_KD (only pSuper, pLVP041, pLVP042)</text:p>
      <text:p text:style-name="P13">13_08_2014_HelaS_L_TRF2_KD (only pSuper, pLVP041, pLVP042)</text:p>
      <text:p text:style-name="P2"/>
      <text:list xml:id="list376209319" text:continue-numbering="true" text:style-name="WWNum9">
        <text:list-item>
          <text:p text:style-name="P40">Experiment_4: For TRF2 KD affect in Hela S and L:</text:p>
        </text:list-item>
      </text:list>
      <text:p text:style-name="P13">pool data from:</text:p>
      <text:p text:style-name="Standard"><text:span text:style-name="T2"><text:tab/></text:span><text:span text:style-name="T4">11_08_2014_HelaS_L_TRF2_KD (only pSuper and TRF2 KD)</text:span></text:p>
      <text:p text:style-name="P24">13_08_2014_HelaS_L_TRF2_KD (only pSuper and TRF2 KD)</text:p>
      <text:p text:style-name="P22">for just TRF2 KD affect in Hela S, pool data from:</text:p>
      <text:p text:style-name="P24">11_08_2014_HelaS_L_TRF2_KD (only pSuper and TRF2 KD)</text:p>
      <text:p text:style-name="P24">13_08_2014_HelaS_L_TRF2_KD (only pSuper and TRF2 KD)</text:p>
      <text:p text:style-name="P9"><text:span text:style-name="T8">24_08_2014_HeLaS_SmchD1_TRF2_doubleKD_FISH </text:span><text:span text:style-name="T4">(only pSuper and TRF2 KD)</text:span></text:p>
      <text:p text:style-name="P9"><text:span text:style-name="T8">27_08_2014_HeLaS_SmchD1_TRF2_doubleKD_FISH </text:span><text:span text:style-name="T4">(only pSuper and TRF2 KD)</text:span></text:p>
      <text:p text:style-name="P4"/>
      <text:list xml:id="list965854867" text:continue-numbering="true" text:style-name="WWNum9">
        <text:list-item>
          <text:p text:style-name="P40">Experiment_5: For affect of SmchD1 in TRF2 KD in Hela S:</text:p>
        </text:list-item>
      </text:list>
      <text:p text:style-name="P13">pool data from:</text:p>
      <text:p text:style-name="Standard"><text:span text:style-name="T2"><text:tab/></text:span><text:span text:style-name="T8">24_08_2014_HeLaS_SmchD1_TRF2_doubleKD_FISH</text:span></text:p>
      <text:p text:style-name="P7"><text:tab/>27_08_2014_HeLaS_SmchD1_TRF2_doubleKD_FISH</text:p>
      <text:p text:style-name="P24">06_11_2014_HelaS_SmchD1_Trf2_doubleKD_FISH</text:p>
      <text:p text:style-name="P25">The data from 24-08-2014 seems to be systematically smaller than the other two <text:tab/>datasets. Currently it's still in the pool. -kmd</text:p>
      <text:p text:style-name="P7"/>
      <text:p text:style-name="P7"/>
      <text:list xml:id="list1519587419" text:continue-numbering="true" text:style-name="WWNum9">
        <text:list-item>
          <text:p text:style-name="P41">Experiment_6: Questions: Does KD of major shelterin components (TRF1, TRF2) affect telomere size/volume?</text:p>
        </text:list-item>
      </text:list>
      <text:p text:style-name="P42">Pool data from:</text:p>
      <text:p text:style-name="Standard"><text:span text:style-name="T8"><text:tab/></text:span><text:span text:style-name="T4">08_09_2014_HelaS_L_TRF1_TRF2_KD_DAPI</text:span></text:p>
      <text:p text:style-name="Standard"><text:span text:style-name="T8"><text:tab/></text:span><text:span text:style-name="T4">09_09_2014_HelaS_L_TRF1_TRF2_KD</text:span></text:p>
      <text:p text:style-name="P24">21_10_2014_HelaS_L_TRF1_TRF2_KD_FISH</text:p>
      <text:p text:style-name="P24">05_11_2014_HelaS_L_TRF1_TRF2_KD_FISH</text:p>
      <text:p text:style-name="P13">17_11_2014_HelaS_L_TRF1_TRF2_KD_FISH </text:p>
      <text:p text:style-name="P7"><text:tab/><text:span text:style-name="T9">pSuper and the TRF2 knockdowns from 05-11-2014 were not included in the pool <text:tab/>because their average sizes were anomalously small/large, respectively. This was <text:tab/>done on the recommendation by Verena. -kmd</text:span></text:p>
      <text:p text:style-name="P7"/>
      <text:p text:style-name="P7"/>
      <text:p text:style-name="P7">Please always analyze the data separately and if they all look the same you can pool them.</text:p>
      <text:p text:style-name="P7">It would be great if on the html-page we would see each experiment separately as well as the pool!</text:p>
      <text:p text:style-name="P11"/>
      <text:p text:style-name="P11"/>
      <text:p text:style-name="P11"/>
      <text:p text:style-name="P32">Paper Figures Outline:</text:p>
      <text:p text:style-name="P11"/>
      <text:p text:style-name="P33"><text:soft-page-break/>Figure 1: Determination of 3D-telomere size; validation of method </text:p>
      <text:p text:style-name="P11">A: Model of STORM method</text:p>
      <text:p text:style-name="P11">B: RG distribution of Hela S and L (wt = non-transfected)</text:p>
      <text:p text:style-name="P11">C: mean RG of Hela S and L</text:p>
      <text:p text:style-name="P11">D: Southern Blot of Hela S and L with distribution and mean</text:p>
      <text:p text:style-name="P11"/>
      <text:p text:style-name="P11">In the Supplementary or included in Fig 1:</text:p>
      <text:p text:style-name="P11">Same analysis for Hela S and L pSuper (to state that there is no difference between wt and transfected cells)</text:p>
      <text:p text:style-name="P11"/>
      <text:p text:style-name="P33">Figure 2: Determination of telomere compaction – Are longer telomeres more compact than short ones?</text:p>
      <text:p text:style-name="P11">A: comic of chromatin models 10 and 30 nm</text:p>
      <text:p text:style-name="P11">B: parameter graph of Hela S and L in 1 graph with 10 and 30 nm fiber models marked</text:p>
      <text:p text:style-name="P11">C: heterochromatin ChIP (H3K9me3, H4Ac, HP1alpha, gH2AX, IgG) in Hela S and L</text:p>
      <text:p text:style-name="P11"/>
      <text:p text:style-name="P11">In the Supplementary or included in Fig 2:</text:p>
      <text:p text:style-name="P11">Same analysis for Hela S and L pSuper (to state that there is no difference between wt and transfected cells)</text:p>
      <text:p text:style-name="P11"/>
      <text:p text:style-name="P33">Figure 3: KD of shelterins affects 3D-telomere size</text:p>
      <text:p text:style-name="P11">A: Western of shelterin KD in Hela S; qPCR for KD of TRF1 in Hela S</text:p>
      <text:p text:style-name="P11">B: Southern Blot of shelterin KD in Hela S and telomere size distribution + mean values</text:p>
      <text:p text:style-name="P11">C: RG distribution and mean values of shelterin KD in Hela S</text:p>
      <text:p text:style-name="P11"/>
      <text:p text:style-name="List_20_Paragraph"><text:span text:style-name="T1">To have </text:span><text:bookmark-start text:name="_GoBack"/><text:span text:style-name="T1">ready </text:span><text:bookmark-end text:name="_GoBack"/><text:span text:style-name="T1">for reviewers: Same experiment in Hela L KD shelterin, i.e. we already have the data, needs to be analyzed the same way.</text:span></text:p>
      <text:p text:style-name="P11"/>
      <text:p text:style-name="P33">Figure 4: Does telomere compaction change with KD of shelterin?</text:p>
      <text:p text:style-name="P11">A: parameter graph for Hela S KD of shelterins</text:p>
      <text:p text:style-name="P11">B: ChiP (H3K9me3, H4Ac, HP1alpha, gH2AX, IgG) heterochomatin in Hela S KD of shelterins</text:p>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Lucida Grande" svg:font-family="'Lucida Grande'"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ormal_20__28_Web_29_" style:display-name="Normal (Web)" style:family="paragraph" style:parent-style-name="Standard" style:default-outline-level="">
      <style:paragraph-properties fo:margin-top="0.0693in" fo:margin-bottom="0.0693in"/>
      <style:text-properties style:font-name="Times" fo:font-size="10pt" style:font-size-asian="10pt" style:font-name-complex="Times New Roman"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ListLabel_20_2" style:display-name="ListLabel 2"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Helvetica"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rena Pfeiffer</meta:initial-creator>
    <meta:editing-cycles>27</meta:editing-cycles>
    <meta:creation-date>2014-12-01T09:12:00</meta:creation-date>
    <dc:date>2014-12-08T15:03:22</dc:date>
    <meta:editing-duration>PT4H37M2S</meta:editing-duration>
    <meta:generator>LibreOffice/3.5$Linux_X86_64 LibreOffice_project/350m1$Build-2</meta:generator>
    <meta:document-statistic meta:table-count="0" meta:image-count="0" meta:object-count="0" meta:page-count="7" meta:paragraph-count="183" meta:word-count="1941" meta:character-count="11812" meta:non-whitespace-character-count="10731"/>
    <meta:user-defined meta:name="AppVersion">14.0000</meta:user-defined>
    <meta:user-defined meta:name="Company">19853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